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.0972in" loext:contextual-spacing="false"/>
    </style:style>
    <style:style style:name="P2" style:family="paragraph" style:parent-style-name="Text_20_body" style:list-style-name="L2">
      <style:paragraph-properties fo:margin-top="0in" fo:margin-bottom="0.0972in" loext:contextual-spacing="false"/>
    </style:style>
    <style:style style:name="P3" style:family="paragraph" style:parent-style-name="Text_20_body" style:list-style-name="L5">
      <style:paragraph-properties fo:margin-top="0in" fo:margin-bottom="0.0972in" loext:contextual-spacing="false"/>
    </style:style>
    <style:style style:name="P4" style:family="paragraph" style:parent-style-name="Text_20_body" style:list-style-name="L6">
      <style:paragraph-properties fo:margin-top="0in" fo:margin-bottom="0.0972in" loext:contextual-spacing="false"/>
    </style:style>
    <style:style style:name="P5" style:family="paragraph" style:parent-style-name="Text_20_body" style:list-style-name="L3">
      <style:paragraph-properties fo:margin-left="1in" fo:margin-right="0in" fo:text-indent="0in" style:auto-text-indent="false"/>
    </style:style>
    <style:style style:name="P6" style:family="paragraph" style:parent-style-name="Text_20_body" style:list-style-name="L4">
      <style:paragraph-properties fo:margin-left="1in" fo:margin-right="0in" fo:text-indent="0in" style:auto-text-indent="false"/>
    </style:style>
    <style:style style:name="P7" style:family="paragraph" style:parent-style-name="Text_20_body" style:list-style-name="L7">
      <style:paragraph-properties fo:margin-left="1in" fo:margin-right="0in" fo:text-indent="0in" style:auto-text-indent="false"/>
    </style:style>
    <style:style style:name="P8" style:family="paragraph" style:parent-style-name="Text_20_body" style:list-style-name="L8">
      <style:paragraph-properties fo:margin-left="1in" fo:margin-right="0in" fo:text-indent="0in" style:auto-text-indent="false"/>
    </style:style>
    <style:style style:name="P9" style:family="paragraph" style:parent-style-name="Text_20_body" style:list-style-name="L4">
      <style:paragraph-properties fo:margin-left="1in" fo:margin-right="0in" fo:margin-top="0in" fo:margin-bottom="0in" loext:contextual-spacing="false" fo:text-indent="0in" style:auto-text-indent="false"/>
    </style:style>
    <style:style style:name="P10" style:family="paragraph" style:parent-style-name="Text_20_body" style:list-style-name="L8">
      <style:paragraph-properties fo:margin-left="1in" fo:margin-right="0in" fo:margin-top="0in" fo:margin-bottom="0in" loext:contextual-spacing="false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19"/><text:span text:style-name="T1">tarea 14 de febrero</text:span> </text:h>
      <text:list xml:id="list8125109958505177746" text:style-name="L5">
        <text:list-item>
          <text:p text:style-name="P3"><text:span text:style-name="T2">Mire la película por segunda vez.  Después vaya al sitio del curso en Pioneerweb.</text:span> </text:p>
        </text:list-item>
      </text:list>
      <text:p text:style-name="Text_20_body"> </text:p>
      <text:p text:style-name="Text_20_body"> </text:p>
      <text:list xml:id="list791315164861369462" text:style-name="L6">
        <text:list-item>
          <text:p text:style-name="P4"><text:span text:style-name="T2">En la red encontrará las secuencias que coinciden a los temas de discusión.  Incluya ejemplos específicos en su análisis.</text:span> </text:p>
        </text:list-item>
      </text:list>
      <text:p text:style-name="Text_20_body"> </text:p>
      <text:list xml:id="list312932381756492379" text:style-name="L7">
        <text:list-item>
          <text:list>
            <text:list-item>
              <text:p text:style-name="P7"><text:span text:style-name="T2">Comentar el empleo y la función de la canción infantil en las varias escenas en que se usa (primeras tres en el sitio red):</text:span> </text:p>
            </text:list-item>
          </text:list>
        </text:list-item>
      </text:list>
      <text:p text:style-name="Text_20_body"> </text:p>
      <text:p text:style-name="Text_20_body">                    “<text:span text:style-name="T2">En el país de no me acuerdo</text:span></text:p>
      <text:p text:style-name="Text_20_body">                    <text:span text:style-name="T2">doy tres pasitos y me pierdo:</text:span></text:p>
      <text:p text:style-name="Text_20_body">                    <text:span text:style-name="T2">un pasito para allí</text:span></text:p>
      <text:p text:style-name="Text_20_body">                    <text:span text:style-name="T2">no recuerdo si lo di.</text:span></text:p>
      <text:p text:style-name="Text_20_body">                    <text:span text:style-name="T2">Un pasito para allá,</text:span></text:p>
      <text:p text:style-name="Text_20_body">                    <text:span text:style-name="T2">¡Ay, qué miedo que me da!”</text:span></text:p>
      <text:p text:style-name="Text_20_body"> </text:p>
      <text:list xml:id="list8277128186016730047" text:style-name="L8">
        <text:list-item>
          <text:p text:style-name="P10"><text:span text:style-name="T2">Analizar con cuidado la secuencia de la reunión en la casa de los padres de Roberto (cuarta escena en el sitio red). Examine la secuencia con detenimiento: relación con la temática de la obra, las imágenes visuales en distintos momentos de la secuencia, el desarrollo de la secuencia, el comienzo y el final de la secuencia, etc.</text:span> </text:p>
        </text:list-item>
        <text:list-item>
          <text:p text:style-name="P8"><text:span text:style-name="T2">Preparar para presentar en clase un comentario desarrollado con evidencia específica de la película sobre </text:span><text:span text:style-name="T3">el empleo de la historia</text:span><text:span text:style-name="T2"> a lo largo del texto. Pensar en los diferentes usos que tenemos para la palabra “historia”.  Préstele atención especial a esas escenas en las que pensamos de la historia y piense en cuándo ocurren estas secciones.</text:span>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7:12:31.890855000</meta:creation-date>
    <dc:date>2018-02-10T13:32:47.686852000</dc:date>
    <meta:editing-duration>PT6H20M15S</meta:editing-duration>
    <meta:editing-cycles>2</meta:editing-cycles>
    <meta:generator>LibreOffice/5.2.5.1$MacOSX_X86_64 LibreOffice_project/0312e1a284a7d50ca85a365c316c7abbf20a4d22</meta:generator>
    <meta:print-date>2018-02-10T08:37:57.867819000</meta:print-date>
    <meta:document-statistic meta:table-count="0" meta:image-count="0" meta:object-count="0" meta:page-count="1" meta:paragraph-count="17" meta:word-count="211" meta:character-count="1296" meta:non-whitespace-character-count="968"/>
  </office:meta>
</office:document-meta>
</file>